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9-25_12-53-24_000.jpg</text:p>
          </table:table-cell>
          <table:table-cell table:style-name="ce11" office:value-type="string">
            <text:p>:m 食べた物</text:p>
          </table:table-cell>
          <table:table-cell table:style-name="ce11"/>
          <table:table-cell table:style-name="ce4"/>
          <table:table-cell table:style-name="ce4" office:value-type="string">
            <text:p>N-35-35-28.559875 E-139-34-49.379882</text:p>
          </table:table-cell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9-25_18-09-45_000.jpg</text:p>
          </table:table-cell>
          <table:table-cell table:style-name="ce11" office:value-type="string">
            <text:p>:m / 1*1 / percussion,rythm / session-memo / s.1:item=やかん,hitter=hand:both,pieces=~,genr=pattern-atom,other=指番号、割り当て。打撃対象の、位置への、記号、割り当て,memo+,R=1</text:p>
          </table:table-cell>
          <table:table-cell table:style-name="ce11"/>
          <table:table-cell table:style-name="ce4"/>
          <table:table-cell table:style-name="ce4" office:value-type="string">
            <text:p>N-35-35-28.587341 E-139-34-48.995361</text:p>
          </table:table-cell>
          <table:table-cell table:style-name="ce38" table:formula="of:=IF([.E3]=&quot;&quot;;[.C3];CONCATENATE([.C3];&quot; / &quot;;[.E3]))" office:value-type="string" office:string-value=":m / 1*1 / percussion,rythm / session-memo / s.1:item=やかん,hitter=hand:both,pieces=~,genr=pattern-atom,other=指番号、割り当て。打撃対象の、位置への、記号、割り当て,memo+,R=1">
            <text:p>:m / 1*1 / percussion,rythm / session-memo / s.1:item=やかん,hitter=hand:both,pieces=~,genr=pattern-atom,other=指番号、割り当て。打撃対象の、位置への、記号、割り当て,memo+,R=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9-25_20-45-07_000.jpg</text:p>
          </table:table-cell>
          <table:table-cell table:style-name="ce4" office:value-type="string">
            <text:p>:m 食べた物</text:p>
          </table:table-cell>
          <table:table-cell table:style-name="ce11"/>
          <table:table-cell table:style-name="ce4"/>
          <table:table-cell table:style-name="ce4" office:value-type="string">
            <text:p>N-35-35-28.62854 E-139-34-49.270019</text:p>
          </table:table-cell>
          <table:table-cell table:style-name="ce38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9-25_21-49-16_000.jpg</text:p>
          </table:table-cell>
          <table:table-cell table:style-name="ce11" office:value-type="string">
            <text:p>:m RES 1*1 / free# JVEMV6 68#_104:1_id=MKVV:1 / 68. theoretical-physics(tp) / w=(a+b+c)^3;(a+b+c)^4,topics=(a+b+c)^n / N+</text:p>
          </table:table-cell>
          <table:table-cell table:style-name="ce11"/>
          <table:table-cell table:style-name="ce4"/>
          <table:table-cell table:style-name="ce4" office:value-type="string">
            <text:p>N-35-35-28.532409 E-139-34-49.270019</text:p>
          </table:table-cell>
          <table:table-cell table:style-name="ce38" table:formula="of:=IF([.E5]=&quot;&quot;;[.C5];CONCATENATE([.C5];&quot; / &quot;;[.E5]))" office:value-type="string" office:string-value=":m RES 1*1 / free# JVEMV6 68#_104:1_id=MKVV:1 / 68. theoretical-physics(tp) / w=(a+b+c)^3;(a+b+c)^4,topics=(a+b+c)^n / N+">
            <text:p>:m RES 1*1 / free# JVEMV6 68#_104:1_id=MKVV:1 / 68. theoretical-physics(tp) / w=(a+b+c)^3;(a+b+c)^4,topics=(a+b+c)^n / N+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office:value-type="string">
            <text:p>2021-09-25_21-49-33_000.jpg</text:p>
          </table:table-cell>
          <table:table-cell table:style-name="ce11" office:value-type="string">
            <text:p>:m RES 1*2 / free# JVEMV6 68#_104:2 / 68. theoretical-physics(tp) / w=~,topics=((a+b)/2&gt;=√(a*b)),other=calc+:(2^(k+1))の意味；mem+:命題の式が述べている意味を、自分の言葉で書き出し,s=~,i=~,doc=r-7-1~6#3</text:p>
          </table:table-cell>
          <table:table-cell table:style-name="ce11"/>
          <table:table-cell table:style-name="ce4"/>
          <table:table-cell table:style-name="ce4" office:value-type="string">
            <text:p>N-35-35-28.559875 E-139-34-49.270019</text:p>
          </table:table-cell>
          <table:table-cell table:style-name="ce38" table:formula="of:=IF([.E6]=&quot;&quot;;[.C6];CONCATENATE([.C6];&quot; / &quot;;[.E6]))" office:value-type="string" office:string-value=":m RES 1*2 / free# JVEMV6 68#_104:2 / 68. theoretical-physics(tp) / w=~,topics=((a+b)/2&gt;=√(a*b)),other=calc+:(2^(k+1))の意味；mem+:命題の式が述べている意味を、自分の言葉で書き出し,s=~,i=~,doc=r-7-1~6#3">
            <text:p>:m RES 1*2 / free# JVEMV6 68#_104:2 / 68. theoretical-physics(tp) / w=~,topics=((a+b)/2&gt;=√(a*b)),other=calc+:(2^(k+1))の意味；mem+:命題の式が述べている意味を、自分の言葉で書き出し,s=~,i=~,doc=r-7-1~6#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9-25_21-49-49_000.jpg</text:p>
          </table:table-cell>
          <table:table-cell table:style-name="ce11" office:value-type="string">
            <text:p>:m RES 2*2 / free# JVEMV6 68#_104:2 / 68. theoretical-physics(tp) / w=~,topics=((a+b)/2&gt;=√(a*b)),doc=r-7-1~6#3</text:p>
          </table:table-cell>
          <table:table-cell table:style-name="ce11"/>
          <table:table-cell table:style-name="ce4"/>
          <table:table-cell table:style-name="ce4" office:value-type="string">
            <text:p>N-35-35-28.559875 E-139-34-49.270019</text:p>
          </table:table-cell>
          <table:table-cell table:style-name="ce38" table:formula="of:=IF([.E7]=&quot;&quot;;[.C7];CONCATENATE([.C7];&quot; / &quot;;[.E7]))" office:value-type="string" office:string-value=":m RES 2*2 / free# JVEMV6 68#_104:2 / 68. theoretical-physics(tp) / w=~,topics=((a+b)/2&gt;=√(a*b)),doc=r-7-1~6#3">
            <text:p>:m RES 2*2 / free# JVEMV6 68#_104:2 / 68. theoretical-physics(tp) / w=~,topics=((a+b)/2&gt;=√(a*b)),doc=r-7-1~6#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9-25_21-50-15_000.jpg</text:p>
          </table:table-cell>
          <table:table-cell table:style-name="ce19" office:value-type="string">
            <text:p>:m RES 1*2 / free# JVEMV6 68#_104:3_id=VHKO:1 / 68. theoretical-physics(tp) / w=~,topics=(a*x+b,c*x+d,a*d=b*c),doc=~,other=conc+</text:p>
          </table:table-cell>
          <table:table-cell table:style-name="ce11"/>
          <table:table-cell table:style-name="ce4"/>
          <table:table-cell table:style-name="ce4" office:value-type="string">
            <text:p>N-35-35-28.559875 E-139-34-49.270019</text:p>
          </table:table-cell>
          <table:table-cell table:style-name="ce38" table:formula="of:=IF([.E8]=&quot;&quot;;[.C8];CONCATENATE([.C8];&quot; / &quot;;[.E8]))" office:value-type="string" office:string-value=":m RES 1*2 / free# JVEMV6 68#_104:3_id=VHKO:1 / 68. theoretical-physics(tp) / w=~,topics=(a*x+b,c*x+d,a*d=b*c),doc=~,other=conc+">
            <text:p>:m RES 1*2 / free# JVEMV6 68#_104:3_id=VHKO:1 / 68. theoretical-physics(tp) / w=~,topics=(a*x+b,c*x+d,a*d=b*c),doc=~,other=conc+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9-25_21-50-59_000.jpg</text:p>
          </table:table-cell>
          <table:table-cell table:style-name="ce11" office:value-type="string">
            <text:p>:m RES 2*2 / free# JVEMV6 68#_104:3_id=VHKO:1 / 68. theoretical-physics(tp) / w=~,topics=(a*x+b,c*x+d,a*d=b*c),doc=~,other=conc+;theorem+ / N+</text:p>
          </table:table-cell>
          <table:table-cell table:style-name="ce11"/>
          <table:table-cell table:style-name="ce4"/>
          <table:table-cell table:style-name="ce4" office:value-type="string">
            <text:p>N-35-35-28.697204 E-139-34-49.050292</text:p>
          </table:table-cell>
          <table:table-cell table:style-name="ce38" table:formula="of:=IF([.E9]=&quot;&quot;;[.C9];CONCATENATE([.C9];&quot; / &quot;;[.E9]))" office:value-type="string" office:string-value=":m RES 2*2 / free# JVEMV6 68#_104:3_id=VHKO:1 / 68. theoretical-physics(tp) / w=~,topics=(a*x+b,c*x+d,a*d=b*c),doc=~,other=conc+;theorem+ / N+">
            <text:p>:m RES 2*2 / free# JVEMV6 68#_104:3_id=VHKO:1 / 68. theoretical-physics(tp) / w=~,topics=(a*x+b,c*x+d,a*d=b*c),doc=~,other=conc+;theorem+ / N+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9-25_21-51-31_000.jpg</text:p>
          </table:table-cell>
          <table:table-cell table:style-name="ce11" office:value-type="string">
            <text:p>:m RES 1*1 / free# JVEMV6 68#_104:4_id=ZCCK:1 / 68. theoretical-physics(tp) / w=~,topics=多項定理：係数は１以上か,doc=~,other=q+:なぜ、１以上か / N+</text:p>
          </table:table-cell>
          <table:table-cell table:style-name="ce11"/>
          <table:table-cell table:style-name="ce4"/>
          <table:table-cell table:style-name="ce4" office:value-type="string">
            <text:p>N-35-35-28.504943 E-139-34-49.160156</text:p>
          </table:table-cell>
          <table:table-cell table:style-name="ce38" table:formula="of:=IF([.E10]=&quot;&quot;;[.C10];CONCATENATE([.C10];&quot; / &quot;;[.E10]))" office:value-type="string" office:string-value=":m RES 1*1 / free# JVEMV6 68#_104:4_id=ZCCK:1 / 68. theoretical-physics(tp) / w=~,topics=多項定理：係数は１以上か,doc=~,other=q+:なぜ、１以上か / N+">
            <text:p>:m RES 1*1 / free# JVEMV6 68#_104:4_id=ZCCK:1 / 68. theoretical-physics(tp) / w=~,topics=多項定理：係数は１以上か,doc=~,other=q+:なぜ、１以上か / N+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4" office:value-type="string">
            <text:p>2021-09-25_23-44-33_000.jpg</text:p>
          </table:table-cell>
          <table:table-cell table:style-name="ce11" office:value-type="string">
            <text:p>:PHOTO 記録 / 経過記録；作ったもの / food=焼酎漬け / material=セージ,liquor=麦焼酎：??ml,time=~,container=green-cap / type=~,other=一日漬け；セージを取り出したあと、色が変化するかを、記録したい,id=2021-09-25_00-42-45_000.jpg</text:p>
          </table:table-cell>
          <table:table-cell table:style-name="ce11"/>
          <table:table-cell table:style-name="ce4"/>
          <table:table-cell table:style-name="ce4" office:value-type="string">
            <text:p>N-35-35-28.518676 E-139-34-49.270019</text:p>
          </table:table-cell>
          <table:table-cell table:style-name="ce38" table:formula="of:=IF([.E11]=&quot;&quot;;[.C11];CONCATENATE([.C11];&quot; / &quot;;[.E11]))" office:value-type="string" office:string-value=":PHOTO 記録 / 経過記録；作ったもの / food=焼酎漬け / material=セージ,liquor=麦焼酎：??ml,time=~,container=green-cap / type=~,other=一日漬け；セージを取り出したあと、色が変化するかを、記録したい,id=2021-09-25_00-42-45_000.jpg">
            <text:p>:PHOTO 記録 / 経過記録；作ったもの / food=焼酎漬け / material=セージ,liquor=麦焼酎：??ml,time=~,container=green-cap / type=~,other=一日漬け；セージを取り出したあと、色が変化するかを、記録したい,id=2021-09-25_00-42-45_000.jpg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9-26_09-21-50_000.jpg</text:p>
          </table:table-cell>
          <table:table-cell table:style-name="ce18" office:value-type="string">
            <text:p>:m :PHOTO 起きた時刻 / 2021</text:p>
          </table:table-cell>
          <table:table-cell table:style-name="ce18"/>
          <table:table-cell table:style-name="ce4"/>
          <table:table-cell table:style-name="ce4" office:value-type="string">
            <text:p>N-35-35-28.532409 E-139-34-49.324951</text:p>
          </table:table-cell>
          <table:table-cell table:style-name="ce38" table:formula="of:=IF([.E12]=&quot;&quot;;[.C12];CONCATENATE([.C12];&quot; / &quot;;[.E12]))" office:value-type="string" office:string-value=":m :PHOTO 起きた時刻 / 2021">
            <text:p>:m :PHOTO 起き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9-25_18-08-41_000.mp4</text:p>
          </table:table-cell>
          <table:table-cell table:style-name="ce8" office:value-type="string">
            <text:p>:VIDEO / @自宅 / メモ / percussion / 演奏、play / R=1 / memo=2021-09-25_18-09-45_000.jpg,item=やかん,hitter=hand:both</text:p>
          </table:table-cell>
          <table:table-cell table:style-name="ce11"/>
          <table:table-cell table:style-name="ce4"/>
          <table:table-cell table:style-name="ce4"/>
          <table:table-cell table:style-name="ce38" table:formula="of:=IF([.E13]=&quot;&quot;;[.C13];CONCATENATE([.C13];&quot; / &quot;;[.E13]))" office:value-type="string" office:string-value=":VIDEO / @自宅 / メモ / percussion / 演奏、play / R=1 / memo=2021-09-25_18-09-45_000.jpg,item=やかん,hitter=hand:both">
            <text:p>:VIDEO / @自宅 / メモ / percussion / 演奏、play / R=1 / memo=2021-09-25_18-09-45_000.jpg,item=やかん,hitter=hand:both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9-25_19-05-14_000.mp4</text:p>
          </table:table-cell>
          <table:table-cell table:style-name="ce8" office:value-type="string">
            <text:p>:VIDEO / @自室 / 記録 / jap.flute / 演奏、play / R=1 / R=1,memo=~</text:p>
          </table:table-cell>
          <table:table-cell table:style-name="ce18"/>
          <table:table-cell table:style-name="ce4"/>
          <table:table-cell table:style-name="ce4"/>
          <table:table-cell table:style-name="ce38" table:formula="of:=IF([.E14]=&quot;&quot;;[.C14];CONCATENATE([.C14];&quot; / &quot;;[.E14]))" office:value-type="string" office:string-value=":VIDEO / @自室 / 記録 / jap.flute / 演奏、play / R=1 / R=1,memo=~">
            <text:p>:VIDEO / @自室 / 記録 / jap.flute / 演奏、play / R=1 / R=1,memo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1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number-columns-repeated="2" table:style-name="ce11" office:value-type="string">
            <text:p>**</text:p>
          </table:table-cell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string" office:string-value="**">
            <text:p>*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string" office:string-value="**">
            <text:p>*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/>
          <table:table-cell table:style-name="ce11" office:value-type="string">
            <text:p>:m / 1*1 / percussion,rythm / session-memo / s.1:item=やかん,hitter=hand:both,pieces=~,genr=pattern-atom,other=指番号、割り当て。打撃対象の、位置への、記号、割り当て,memo+,R=1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string" office:string-value="**">
            <text:p>*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/>
          <table:table-cell table:style-name="ce11" office:value-type="string">
            <text:p>:PHOTO 記録 / 経過記録；作ったもの / food=焼酎漬け / material=セージ,liquor=麦焼酎：??ml,time=~,container=green-cap / type=~,other=一日漬け；セージを取り出したあと、色が変化するかを、記録したい,id=2021-09-25_00-42-45_000.jpg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/>
          <table:table-cell table:style-name="ce18" office:value-type="string">
            <text:p>:m :PHOTO 起きた時刻 / 2021</text:p>
          </table:table-cell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/>
          <table:table-cell table:style-name="ce11" office:value-type="string">
            <text:p>**</text:p>
          </table:table-cell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8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2" office:value-type="string">
            <text:p>blank</text:p>
          </table:table-cell>
          <table:table-cell table:style-name="ce32" table:formula="of:=COUNTBLANK([.$C$2:.C45])" office:value-type="float" office:value="31">
            <text:p>3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total</text:p>
          </table:table-cell>
          <table:table-cell table:style-name="ce32" table:formula="of:=COUNTA([.$B$2:.$B29])" office:value-type="float" office:value="13">
            <text:p>13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6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2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2" office:value-type="string">
            <text:p>:bookmemo / 読んだ本 / 『』 / 著者=X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1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:PHOTO 起きた時刻 / 202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二度寝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1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26">2021/09/26</text:date>, <text:time>10:43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9-26T10:43:51.38</dc:date>
    <dc:creator>iwabuchi ken</dc:creator>
    <meta:editing-duration>P37DT15H17M32S</meta:editing-duration>
    <meta:editing-cycles>13403</meta:editing-cycles>
    <meta:document-statistic meta:table-count="1" meta:cell-count="455" meta:object-count="0"/>
  </office:meta>
</office:document-meta>
</file>